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03f14" officeooo:paragraph-rsid="00103f14" style:language-asian="zxx" style:country-asian="none" style:language-complex="zxx" style:country-complex="none"/>
    </style:style>
    <style:style style:name="T1" style:family="text">
      <style:text-properties fo:font-style="italic" fo:font-weight="bold" officeooo:rsid="00103f14" fo:background-color="#ffff00" loext:char-shading-value="0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03f14" style:font-style-asian="italic" style:font-weight-asian="bold" style:font-style-complex="italic" style:font-weight-complex="bold"/>
    </style:style>
    <style:style style:name="T3" style:family="text">
      <style:text-properties officeooo:rsid="00103f1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3f14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weight="bold" fo:background-color="#ffbf00" loext:char-shading-value="0" style:font-weight-asian="bold" style:font-weight-complex="bold"/>
    </style:style>
    <style:style style:name="T9" style:family="text">
      <style:text-properties fo:font-weight="bold" officeooo:rsid="00103f14" fo:background-color="#ffbf00" loext:char-shading-value="0" style:font-weight-asian="bold" style:font-weight-complex="bold"/>
    </style:style>
    <style:style style:name="T10" style:family="text">
      <style:text-properties fo:font-weight="bold" officeooo:rsid="00103f14" fo:background-color="#ffbf00" loext:char-shading-value="0" style:font-weight-asian="bold" style:font-weight-complex="bold"/>
    </style:style>
    <style:style style:name="T11" style:family="text">
      <style:text-properties fo:font-weight="bold" fo:background-color="#ffbf00" loext:char-shading-value="0" style:font-weight-asian="bold" style:font-weight-complex="bold"/>
    </style:style>
    <style:style style:name="T12" style:family="text">
      <style:text-properties fo:font-weight="bold" fo:background-color="#f6f9d4" loext:char-shading-value="0" style:font-weight-asian="bold" style:font-weight-complex="bold"/>
    </style:style>
    <style:style style:name="T13" style:family="text">
      <style:text-properties fo:font-weight="bold" officeooo:rsid="00103f14" fo:background-color="#f6f9d4" loext:char-shading-value="0" style:font-weight-asian="bold" style:font-weight-complex="bold"/>
    </style:style>
    <style:style style:name="T14" style:family="text">
      <style:text-properties fo:font-weight="bold" fo:background-color="#bbe33d" loext:char-shading-value="0" style:font-weight-asian="bold" style:font-weight-complex="bold"/>
    </style:style>
    <style:style style:name="T15" style:family="text">
      <style:text-properties fo:font-weight="bold" officeooo:rsid="00103f14" fo:background-color="#bbe33d" loext:char-shading-value="0" style:font-weight-asian="bold" style:font-weight-complex="bold"/>
    </style:style>
    <style:style style:name="T16" style:family="text">
      <style:text-properties fo:font-size="20pt" officeooo:rsid="00103f14" style:font-size-asian="20pt" style:font-size-complex="20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officeooo:rsid="00103f14" style:font-size-asian="20pt" style:font-weight-asian="bold" style:font-size-complex="20pt" style:font-weight-complex="bold"/>
    </style:style>
    <style:style style:name="T19" style:family="text">
      <style:text-properties fo:font-size="20pt" fo:font-weight="bold" officeooo:rsid="00103f14" fo:background-color="#ffff00" loext:char-shading-value="0" style:font-size-asian="20pt" style:font-weight-asian="bold" style:font-size-complex="20pt" style:font-weight-complex="bold"/>
    </style:style>
    <style:style style:name="T20" style:family="text">
      <style:text-properties fo:font-size="20pt" fo:font-weight="bold" officeooo:rsid="00103f14" fo:background-color="#ffff00" loext:char-shading-value="0" style:font-size-asian="20pt" style:font-weight-asian="bold" style:font-size-complex="20pt" style:font-weight-complex="bold"/>
    </style:style>
    <style:style style:name="T21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5" style:family="text">
      <style:text-properties fo:font-size="15pt" fo:font-style="italic" fo:font-weight="bold" fo:background-color="#ffff00" loext:char-shading-value="0" style:font-size-asian="15pt" style:font-style-asian="italic" style:font-weight-asian="bold" style:font-size-complex="15pt" style:font-style-complex="italic" style:font-weight-complex="bold"/>
    </style:style>
    <style:style style:name="T26" style:family="text">
      <style:text-properties fo:font-size="15pt" fo:font-style="italic" fo:font-weight="bold" fo:background-color="#ffff00" loext:char-shading-value="0" style:font-size-asian="15pt" style:font-style-asian="italic" style:font-weight-asian="bold" style:font-size-complex="15pt" style:font-style-complex="italic" style:font-weight-complex="bold"/>
    </style:style>
    <style:style style:name="T27" style:family="text">
      <style:text-properties fo:color="#c9211e" loext:opacity="100%" fo:font-style="italic" fo:font-weight="bold" officeooo:rsid="00103f14" style:font-style-asian="italic" style:font-weight-asian="bold" style:font-style-complex="italic" style:font-weight-complex="bold"/>
    </style:style>
    <style:style style:name="T28" style:family="text">
      <style:text-properties fo:color="#c9211e" loext:opacity="100%" fo:font-style="italic" fo:font-weight="bold" officeooo:rsid="00103f14" fo:background-color="#ffff00" loext:char-shading-value="0" style:font-style-asian="italic" style:font-weight-asian="bold" style:font-style-complex="italic" style:font-weight-complex="bold"/>
    </style:style>
    <style:style style:name="T29" style:family="text">
      <style:text-properties fo:color="#c9211e" loext:opacity="100%" fo:font-style="italic" fo:font-weight="bold" officeooo:rsid="00103f14" fo:background-color="#ffff00" loext:char-shading-value="0" style:font-style-asian="italic" style:font-weight-asian="bold" style:font-style-complex="italic" style:font-weight-complex="bold"/>
    </style:style>
    <style:style style:name="T30" style:family="text">
      <style:text-properties fo:color="#c9211e" loext:opacity="100%" fo:font-size="15pt" fo:font-style="italic" fo:font-weight="bold" officeooo:rsid="00103f14" fo:background-color="#ffff00" loext:char-shading-value="0" style:font-size-asian="15pt" style:font-style-asian="italic" style:font-weight-asian="bold" style:font-size-complex="15pt" style:font-style-complex="italic" style:font-weight-complex="bold"/>
    </style:style>
    <style:style style:name="T31" style:family="text">
      <style:text-properties fo:color="#8d281e" loext:opacity="100%" fo:font-size="15pt" fo:font-style="italic" fo:font-weight="bold" officeooo:rsid="00103f14" fo:background-color="#ffff00" loext:char-shading-value="0" style:font-size-asian="15pt" style:font-style-asian="italic" style:font-weight-asian="bold" style:font-size-complex="15pt" style:font-style-complex="italic" style:font-weight-complex="bold"/>
    </style:style>
    <style:style style:name="T32" style:family="text">
      <style:text-properties fo:color="#50200c" loext:opacity="100%" fo:font-size="15pt" fo:font-style="italic" fo:font-weight="bold" officeooo:rsid="00103f14" fo:background-color="#ffff00" loext:char-shading-value="0" style:font-size-asian="15pt" style:font-style-asian="italic" style:font-weight-asian="bold" style:font-size-complex="15pt" style:font-style-complex="italic" style:font-weight-complex="bold"/>
    </style:style>
    <style:style style:name="T33" style:family="text">
      <style:text-properties fo:color="#000000" loext:opacity="100%" fo:font-size="15pt" fo:font-style="italic" fo:font-weight="bold" officeooo:rsid="00103f14" fo:background-color="#ffff00" loext:char-shading-value="0" style:font-size-asian="15pt" style:font-style-asian="italic" style:font-weight-asian="bold" style:font-size-complex="15pt" style:font-style-complex="italic" style:font-weight-complex="bold"/>
    </style:style>
    <style:style style:name="T34" style:family="text">
      <style:text-properties fo:color="#000000" loext:opacity="100%" fo:font-size="20pt" officeooo:rsid="00103f14" style:font-size-asian="20pt" style:font-size-complex="20pt"/>
    </style:style>
    <style:style style:name="T35" style:family="text">
      <style:text-properties fo:color="#000000" loext:opacity="100%" fo:font-size="20pt" fo:font-weight="bold" officeooo:rsid="00103f14" style:font-size-asian="20pt" style:font-weight-asian="bold" style:font-size-complex="20pt" style:font-weight-complex="bold"/>
    </style:style>
    <style:style style:name="T36" style:family="text">
      <style:text-properties fo:color="#000000" loext:opacity="100%" fo:font-size="20pt" fo:font-weight="bold" officeooo:rsid="00103f14" fo:background-color="#ffff00" loext:char-shading-value="0" style:font-size-asian="20pt" style:font-weight-asian="bold" style:font-size-complex="20pt" style:font-weight-complex="bold"/>
    </style:style>
    <style:style style:name="T37" style:family="text">
      <style:text-properties fo:color="#000000" loext:opacity="100%" fo:font-size="20pt" fo:font-weight="bold" officeooo:rsid="00103f14" fo:background-color="#ffff00" loext:char-shading-value="0" style:font-size-asian="20pt" style:font-weight-asian="bold" style:font-size-complex="20pt" style:font-weight-complex="bold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18pt" officeooo:rsid="00103f14" style:font-size-asian="18pt" style:font-size-complex="18pt"/>
    </style:style>
    <style:style style:name="T40" style:family="text">
      <style:text-properties fo:font-size="18pt" fo:font-weight="bold" style:font-size-asian="18pt" style:font-weight-asian="bold" style:font-size-complex="18pt" style:font-weight-complex="bold"/>
    </style:style>
    <style:style style:name="T41" style:family="text">
      <style:text-properties fo:font-size="18pt" fo:font-weight="bold" officeooo:rsid="00103f14" style:font-size-asian="18pt" style:font-weight-asian="bold" style:font-size-complex="18pt" style:font-weight-complex="bold"/>
    </style:style>
    <style:style style:name="T42" style:family="text">
      <style:text-properties fo:font-size="18pt" style:text-underline-style="solid" style:text-underline-width="auto" style:text-underline-color="font-color" fo:font-weight="bold" officeooo:rsid="00103f14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7">COMO ESTILIZAR UM SITE PELO CSS3</text:span> </text:p>
      <text:p text:style-name="P1"/>
      <text:p text:style-name="P1">*{</text:p>
      <text:p text:style-name="P1"><text:s text:c="4"/>margin: 0px; <text:s text:c="4"/><text:span text:style-name="T38"><text:s/></text:span><text:span text:style-name="T42">Margem</text:span><text:span text:style-name="T40"> </text:span><text:span text:style-name="T4"><text:s text:c="4"/></text:span><text:s text:c="14"/></text:p>
      <text:p text:style-name="P1"><text:s text:c="4"/>padding: 0px; <text:s text:c="2"/><text:span text:style-name="T4"><text:s/></text:span><text:span text:style-name="T42">Preenchimento</text:span></text:p>
      <text:p text:style-name="P1"><text:s text:c="4"/>font-family: '<text:span text:style-name="T1">Qualquer fonte aqui fica para a pagina em geral</text:span>';</text:p>
      <text:p text:style-name="P1">}</text:p>
      <text:p text:style-name="P1"/>
      <text:p text:style-name="P1">html,body{</text:p>
      <text:p text:style-name="P1"><text:s text:c="4"/>height: 100vh; /* <text:span text:style-name="T4">Altura total do navegador</text:span>*/</text:p>
      <text:p text:style-name="P1"><text:s text:c="4"/>width: 100vw; /* <text:span text:style-name="T4">Largura total </text:span><text:span text:style-name="T5">do navegador</text:span>*/</text:p>
      <text:p text:style-name="P1"><text:s text:c="4"/>background-color: black;</text:p>
      <text:p text:style-name="P1">}</text:p>
      <text:p text:style-name="P1">body{</text:p>
      <text:p text:style-name="P1"><text:s text:c="4"/>background:url(/pacote-d013/imagens/fundo-madeira.jpg)</text:p>
      <text:p text:style-name="P1"><text:s text:c="4"/>no-repeat top center; <text:s/>--&gt;&gt; <text:span text:style-name="T14">é </text:span><text:span text:style-name="T15">o posisionamento da imagem de fundo!!</text:span></text:p>
      <text:p text:style-name="P1"><text:s text:c="4"/>background-size: cover;</text:p>
      <text:p text:style-name="P1"><text:s text:c="4"/>background-attachment: fixed; /*Para a imagem nao rolar na tela*/</text:p>
      <text:p text:style-name="P1">}</text:p>
      <text:p text:style-name="P1"/>
      <text:p text:style-name="P1">main{</text:p>
      <text:p text:style-name="P1"><text:s text:c="4"/>height: 100vh;</text:p>
      <text:p text:style-name="P1"><text:s text:c="4"/>position: relative;</text:p>
      <text:p text:style-name="P1"><text:s text:c="4"/></text:p>
      <text:p text:style-name="P1">}</text:p>
      <text:p text:style-name="P1">section#telefone{</text:p>
      <text:p text:style-name="P1"><text:s text:c="4"/>position: absolute; <text:s/>/*<text:span text:style-name="T21">para centralizar na tela </text:span>*/</text:p>
      <text:p text:style-name="P1"><text:s text:c="4"/>top: 50%; /* <text:span text:style-name="T26">top e left vao colocar a ponta de cima e da esquerda na posiçao indicada</text:span> */</text:p>
      <text:p text:style-name="P1"><text:s text:c="4"/>left: 50%;</text:p>
      <text:p text:style-name="P1"><text:s text:c="4"/>transform: translate(-50%,-50%); <text:span text:style-name="T33">transformaçao: translado da imagem! Da um giro na imagem para posiciona-la bem no navegador!</text:span></text:p>
      <text:p text:style-name="P1"><text:s text:c="4"/>height: 627px; <text:s text:c="16"/><text:span text:style-name="T20">Altura</text:span></text:p>
      <text:p text:style-name="P1"><text:s text:c="4"/>width: 311px; <text:s text:c="17"/><text:span text:style-name="T37">Largura</text:span></text:p>
      <text:p text:style-name="P1"><text:s text:c="4"/></text:p>
      <text:p text:style-name="P1"><text:s text:c="4"/>background:url(/pacote-d013/imagens/frame-iphone.png)no-repeat;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0:52:16.218741060</meta:creation-date>
    <dc:date>2025-03-09T11:01:59.619896283</dc:date>
    <meta:editing-duration>PT9M45S</meta:editing-duration>
    <meta:editing-cycles>1</meta:editing-cycles>
    <meta:document-statistic meta:table-count="0" meta:image-count="0" meta:object-count="0" meta:page-count="1" meta:paragraph-count="32" meta:word-count="127" meta:character-count="1064" meta:non-whitespace-character-count="821"/>
    <meta:generator>LibreOffice/24.2.7.2$Linux_X86_64 LibreOffice_project/420$Build-2</meta:generator>
  </office:meta>
</office:document-meta>
</file>